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5460A7D3947B061A.png" manifest:media-type="image/png"/>
  <manifest:file-entry manifest:full-path="Pictures/10000201000001B9000001213F021773303A26DA.png" manifest:media-type="image/png"/>
  <manifest:file-entry manifest:full-path="Pictures/10000000000000E1000000E1B2B9F65395628BA7.png" manifest:media-type="image/png"/>
  <manifest:file-entry manifest:full-path="Pictures/10000201000001B90000012185228862061D887A.png" manifest:media-type="image/png"/>
  <manifest:file-entry manifest:full-path="Pictures/10000000000000E1000000E1AA18A63D5C190276.png" manifest:media-type="image/png"/>
  <manifest:file-entry manifest:full-path="Pictures/10000000000000E1000000E10C55DE8AC364C3AB.png" manifest:media-type="image/png"/>
  <manifest:file-entry manifest:full-path="Pictures/10000201000001B9000001214733A12F03C53A23.png" manifest:media-type="image/png"/>
  <manifest:file-entry manifest:full-path="Pictures/10000201000001B900000121960FE13463956F2D.png" manifest:media-type="image/png"/>
  <manifest:file-entry manifest:full-path="Pictures/10000000000000E1000000E1BCA751A279A57493.png" manifest:media-type="image/png"/>
  <manifest:file-entry manifest:full-path="Pictures/10000000000000E1000000E1C9FC9679B2F7EDE9.png" manifest:media-type="image/png"/>
  <manifest:file-entry manifest:full-path="Pictures/10000000000000E1000000E1168240D553D67F01.png" manifest:media-type="image/png"/>
  <manifest:file-entry manifest:full-path="Pictures/10000201000001B90000012142A4177FD891C4EE.png" manifest:media-type="image/png"/>
  <manifest:file-entry manifest:full-path="Pictures/10000000000000E1000000E15654CDEF053BA1C4.png" manifest:media-type="image/png"/>
  <manifest:file-entry manifest:full-path="Pictures/10000201000001B9000001217DB96E1DAFF0F3E7.png" manifest:media-type="image/png"/>
  <manifest:file-entry manifest:full-path="Pictures/10000201000001B90000012108D24C598B4E2859.png" manifest:media-type="image/png"/>
  <manifest:file-entry manifest:full-path="Pictures/10000000000000E1000000E11D71CAB03AC02C5A.png" manifest:media-type="image/png"/>
  <manifest:file-entry manifest:full-path="Pictures/10000000000000E1000000E1F4B320BAAAA768CD.png" manifest:media-type="image/png"/>
  <manifest:file-entry manifest:full-path="Pictures/10000201000001B90000012138C6CEF819794BA1.png" manifest:media-type="image/png"/>
  <manifest:file-entry manifest:full-path="Pictures/10000201000001B900000121C762A9D618876A65.png" manifest:media-type="image/png"/>
  <manifest:file-entry manifest:full-path="Pictures/100006C300001F6B0000204D3A420281FB3ADCA9.svg" manifest:media-type="image/svg+xml"/>
  <manifest:file-entry manifest:full-path="Pictures/10000000000000E1000000E1EF3DAD5277C60195.png" manifest:media-type="image/png"/>
  <manifest:file-entry manifest:full-path="Pictures/10000201000000EF000000F2BBCD4F6D6941DD21.png" manifest:media-type="image/png"/>
  <manifest:file-entry manifest:full-path="Pictures/10000201000001B90000012199AB6D1423620960.png" manifest:media-type="image/png"/>
  <manifest:file-entry manifest:full-path="Pictures/10000201000001B900000121B07349902678B9BB.png" manifest:media-type="image/png"/>
  <manifest:file-entry manifest:full-path="Pictures/10000201000001300000013970445317311CF6BD.png" manifest:media-type="image/png"/>
  <manifest:file-entry manifest:full-path="Pictures/10000000000000E1000000E1A82C0680CC15306E.png" manifest:media-type="image/png"/>
  <manifest:file-entry manifest:full-path="Pictures/10000201000000EF000000F2D65894F59AC9DB9F.png" manifest:media-type="image/png"/>
  <manifest:file-entry manifest:full-path="Pictures/10000201000000EF000000F2895C604C05C0654E.png" manifest:media-type="image/png"/>
  <manifest:file-entry manifest:full-path="Pictures/10000201000000EF000000F27174E71E55A4F315.png" manifest:media-type="image/png"/>
  <manifest:file-entry manifest:full-path="Pictures/10000000000000E1000000E1417CD586804FD861.png" manifest:media-type="image/png"/>
  <manifest:file-entry manifest:full-path="Pictures/10000000000000E1000000E112513D5C1050CDD7.png" manifest:media-type="image/png"/>
  <manifest:file-entry manifest:full-path="Pictures/100000000000002000000020B2FF2A327EABC87D.png" manifest:media-type="image/png"/>
  <manifest:file-entry manifest:full-path="Pictures/1000114700001D3600001D37410BD0A14B61CF2E.svg" manifest:media-type="image/svg+xml"/>
  <manifest:file-entry manifest:full-path="Pictures/10000201000001B900000121478530F734243013.png" manifest:media-type="image/png"/>
  <manifest:file-entry manifest:full-path="Pictures/10000000000000E1000000E1B3019B8C6CA80B1B.png" manifest:media-type="image/png"/>
  <manifest:file-entry manifest:full-path="Pictures/100002010000011B0000011B2137E1D4B49C40FD.png" manifest:media-type="image/png"/>
  <manifest:file-entry manifest:full-path="Pictures/10000201000001B900000121ADA37158E11870AF.png" manifest:media-type="image/png"/>
  <manifest:file-entry manifest:full-path="Pictures/10000000000000E1000000E1C8107F3C3DC78E6D.png" manifest:media-type="image/png"/>
  <manifest:file-entry manifest:full-path="Pictures/10000201000000EF000000F245C566FF457655BC.png" manifest:media-type="image/png"/>
  <manifest:file-entry manifest:full-path="Pictures/10000000000000E1000000E1F64387F9D45DF429.png" manifest:media-type="image/png"/>
  <manifest:file-entry manifest:full-path="Pictures/10000000000000E1000000E18392C76BC03C91E5.png" manifest:media-type="image/png"/>
  <manifest:file-entry manifest:full-path="Pictures/10000000000000E1000000E1590B1865332D2A49.png" manifest:media-type="image/png"/>
  <manifest:file-entry manifest:full-path="Pictures/10000201000001B900000121C381B642B458B79E.png" manifest:media-type="image/png"/>
  <manifest:file-entry manifest:full-path="Pictures/10000201000001B9000001211AF3110748DD620D.png" manifest:media-type="image/png"/>
  <manifest:file-entry manifest:full-path="Pictures/100002010000020000000200ADAE5525A9E94DCA.png" manifest:media-type="image/png"/>
  <manifest:file-entry manifest:full-path="Pictures/10000201000000EF000000F2BB495485842200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1" svg:font-family="arial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3.672cm" fo:min-width="8.908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gradient" draw:fill-gradient-name="Gradient_20_12" draw:textarea-horizontal-align="justify" draw:textarea-vertical-align="middle" draw:auto-grow-height="false" fo:min-height="3.984cm" fo:min-width="9.66cm" fo:wrap-option="no-wrap"/>
    </style:style>
    <style:style style:name="gr7" style:family="graphic" style:parent-style-name="standard">
      <style:graphic-properties draw:opacity="25%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opacity="75%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pr1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cc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gradient" draw:fill-gradient-name="Gradient_20_12"/>
      <style:paragraph-properties fo:text-align="center"/>
    </style:style>
    <style:style style:name="P6" style:family="paragraph">
      <style:text-properties fo:color="#000099" fo:text-shadow="1pt 1pt"/>
    </style:style>
    <style:style style:name="P7" style:family="paragraph">
      <style:paragraph-properties fo:text-align="start"/>
      <style:text-properties fo:color="#000099" fo:text-shadow="1pt 1pt"/>
    </style:style>
    <style:style style:name="P8" style:family="paragraph">
      <loext:graphic-properties draw:fill="none" draw:fill-color="#ffffff"/>
      <style:text-properties fo:color="#000099" fo:text-shadow="1pt 1pt"/>
    </style:style>
    <style:style style:name="P9" style:family="paragraph">
      <loext:graphic-properties draw:opacity="25%"/>
      <style:paragraph-properties fo:text-align="center"/>
    </style:style>
    <style:style style:name="P10" style:family="paragraph">
      <loext:graphic-properties draw:opacity="50%"/>
      <style:paragraph-properties fo:text-align="center"/>
    </style:style>
    <style:style style:name="P11" style:family="paragraph">
      <loext:graphic-properties draw:opacity="75%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color="#ff3333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800000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1.03340945010584) translate (6.604cm 5.353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2.07275301966847) translate (8.817cm 15.748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424cm" svg:height="4.178cm" svg:x="2.704cm" svg:y="13.208cm">
          <draw:image xlink:href="Pictures/10000201000001B90000012199AB6D1423620960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895C604C05C0654E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EF3DAD5277C60195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frame draw:style-name="gr2" draw:text-style-name="P3" draw:layer="layout" svg:width="6.241cm" svg:height="3.401cm" svg:x="3.556cm" svg:y="13.871cm">
          <draw:text-box>
            <text:p><text:span text:style-name="T1">U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1.03340945010584) translate (6.604cm 5.353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2.07275301966847) translate (8.817cm 15.748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424cm" svg:height="4.178cm" svg:x="2.704cm" svg:y="13.208cm">
          <draw:image xlink:href="Pictures/10000201000001B90000012199AB6D1423620960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895C604C05C0654E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EF3DAD5277C60195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frame draw:style-name="gr2" draw:text-style-name="P3" draw:layer="layout" svg:width="6.241cm" svg:height="3.401cm" svg:x="3.556cm" svg:y="13.871cm">
          <draw:text-box>
            <text:p><text:span text:style-name="T1">User</text:span></text:p>
          </draw:text-box>
        </draw:frame>
        <draw:custom-shape draw:style-name="gr4" draw:text-style-name="P5" draw:layer="layout" svg:width="10.16cm" svg:height="4.234cm" svg:x="0.508cm" svg:y="5.926cm">
          <text:p/>
          <draw:enhanced-geometry svg:viewBox="0 0 21600 21600" draw:text-areas="800 800 20800 20800" draw:mirror-horizontal="false" draw:mirror-vertical="true" draw:type="round-rectangular-callout" draw:modifiers="8026.92648361382 29332.1369539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9.206cm" svg:height="3.401cm" svg:x="1.016cm" svg:y="6.269cm">
          <draw:text-box>
            <text:p text:style-name="P6"><text:span text:style-name="T2">Stor</text:span><text:span text:style-name="T2">age </text:span><text:span text:style-name="T2">such </text:span></text:p>
            <text:p text:style-name="P7"><text:span text:style-name="T2"><text:s text:c="4"/></text:span><text:span text:style-name="T2">a </text:span><text:span text:style-name="T2">driv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1.03340945010584) translate (6.604cm 5.353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2.07275301966847) translate (8.817cm 15.748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424cm" svg:height="4.178cm" svg:x="2.704cm" svg:y="13.208cm">
          <draw:image xlink:href="Pictures/10000201000001B90000012199AB6D1423620960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895C604C05C0654E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EF3DAD5277C60195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frame draw:style-name="gr2" draw:text-style-name="P3" draw:layer="layout" svg:width="6.241cm" svg:height="3.401cm" svg:x="3.556cm" svg:y="13.871cm">
          <draw:text-box>
            <text:p><text:span text:style-name="T1">User</text:span></text:p>
          </draw:text-box>
        </draw:frame>
        <draw:custom-shape draw:style-name="gr4" draw:text-style-name="P5" draw:layer="layout" svg:width="10.16cm" svg:height="4.234cm" svg:x="9.398cm" svg:y="0.338cm">
          <text:p/>
          <draw:enhanced-geometry svg:viewBox="0 0 21600 21600" draw:text-areas="800 800 20800 20800" draw:type="round-rectangular-callout" draw:modifiers="1613.46324180691 25899.5985832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10.16cm" svg:height="4.234cm" svg:x="0.509cm" svg:y="5.868cm">
          <text:p/>
          <draw:enhanced-geometry svg:viewBox="0 0 21600 21600" draw:text-areas="800 800 20800 20800" draw:mirror-horizontal="false" draw:mirror-vertical="true" draw:type="round-rectangular-callout" draw:modifiers="8026.92648361382 29332.1369539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9.206cm" svg:height="3.401cm" svg:x="1.016cm" svg:y="6.27cm">
          <draw:text-box>
            <text:p text:style-name="P6"><text:span text:style-name="T2">Stor</text:span><text:span text:style-name="T2">age </text:span><text:span text:style-name="T2">such </text:span></text:p>
            <text:p text:style-name="P7"><text:span text:style-name="T2"><text:s text:c="4"/></text:span><text:span text:style-name="T2">a </text:span><text:span text:style-name="T2">drive</text:span></text:p>
          </draw:text-box>
        </draw:frame>
        <draw:frame draw:style-name="gr5" draw:text-style-name="P8" draw:layer="layout" svg:width="9.439cm" svg:height="3.401cm" svg:x="9.844cm" svg:y="0.508cm">
          <draw:text-box>
            <text:p text:style-name="P6"><text:span text:style-name="T2">Engi</text:span><text:span text:style-name="T2">ne </text:span><text:span text:style-name="T2">such </text:span><text:span text:style-name="T2">a</text:span></text:p>
            <text:p text:style-name="P7"><text:span text:style-name="T2">CPU </text:span><text:span text:style-name="T2">or </text:span><text:span text:style-name="T2">DM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1.03340945010584) translate (6.604cm 5.353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2.07275301966847) translate (8.817cm 15.748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424cm" svg:height="4.178cm" svg:x="2.704cm" svg:y="13.208cm">
          <draw:image xlink:href="Pictures/10000201000001B90000012138C6CEF819794BA1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D65894F59AC9DB9F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A82C0680CC15306E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frame draw:style-name="gr2" draw:text-style-name="P3" draw:layer="layout" svg:width="6.241cm" svg:height="3.401cm" svg:x="3.556cm" svg:y="13.871cm">
          <draw:text-box>
            <text:p><text:span text:style-name="T1">User</text:span></text:p>
          </draw:text-box>
        </draw:frame>
        <draw:frame draw:style-name="gr1" draw:text-style-name="P2" draw:layer="layout" svg:width="6.52cm" svg:height="6.52cm" svg:x="4.318cm" svg:y="1.354cm">
          <draw:image xlink:href="Pictures/100002010000020000000200ADAE5525A9E94DC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1.03340945010584) translate (6.604cm 5.353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2.07275301966847) translate (8.817cm 15.748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424cm" svg:height="4.178cm" svg:x="2.704cm" svg:y="13.208cm">
          <draw:image xlink:href="Pictures/10000201000001B900000121ADA37158E11870AF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45C566FF457655BC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F64387F9D45DF429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frame draw:style-name="gr2" draw:text-style-name="P3" draw:layer="layout" svg:width="6.241cm" svg:height="3.401cm" svg:x="3.556cm" svg:y="13.871cm">
          <draw:text-box>
            <text:p><text:span text:style-name="T1">User</text:span></text:p>
          </draw:text-box>
        </draw:frame>
        <draw:custom-shape draw:style-name="gr7" draw:text-style-name="P9" draw:layer="layout" svg:width="12.446cm" svg:height="7.62cm" svg:x="1.016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6.52cm" svg:height="6.52cm" svg:x="4.318cm" svg:y="1.354cm">
          <draw:image xlink:href="Pictures/100002010000020000000200ADAE5525A9E94DC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1.03340945010584) translate (6.604cm 5.353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2.07275301966847) translate (8.817cm 15.748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424cm" svg:height="4.178cm" svg:x="2.704cm" svg:y="13.208cm">
          <draw:image xlink:href="Pictures/10000201000001B900000121478530F734243013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7174E71E55A4F315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590B1865332D2A49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frame draw:style-name="gr2" draw:text-style-name="P3" draw:layer="layout" svg:width="6.241cm" svg:height="3.401cm" svg:x="3.556cm" svg:y="13.871cm">
          <draw:text-box>
            <text:p><text:span text:style-name="T1">User</text:span></text:p>
          </draw:text-box>
        </draw:frame>
        <draw:custom-shape draw:style-name="gr8" draw:text-style-name="P10" draw:layer="layout" svg:width="12.446cm" svg:height="7.62cm" svg:x="1.016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6.52cm" svg:height="6.52cm" svg:x="4.318cm" svg:y="1.354cm">
          <draw:image xlink:href="Pictures/100002010000020000000200ADAE5525A9E94DC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1.03340945010584) translate (6.604cm 5.353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2.07275301966847) translate (8.817cm 15.748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424cm" svg:height="4.178cm" svg:x="2.704cm" svg:y="13.208cm">
          <draw:image xlink:href="Pictures/10000201000001B900000121C381B642B458B79E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BB495485842200C7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B3019B8C6CA80B1B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frame draw:style-name="gr2" draw:text-style-name="P3" draw:layer="layout" svg:width="6.241cm" svg:height="3.401cm" svg:x="3.556cm" svg:y="13.871cm">
          <draw:text-box>
            <text:p><text:span text:style-name="T1">User</text:span></text:p>
          </draw:text-box>
        </draw:frame>
        <draw:custom-shape draw:style-name="gr9" draw:text-style-name="P11" draw:layer="layout" svg:width="12.446cm" svg:height="7.62cm" svg:x="1.016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6.52cm" svg:height="6.52cm" svg:x="4.318cm" svg:y="1.354cm">
          <draw:image xlink:href="Pictures/100002010000020000000200ADAE5525A9E94DC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1.03340945010584) translate (6.604cm 5.353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2.07275301966847) translate (8.817cm 15.748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424cm" svg:height="4.178cm" svg:x="2.704cm" svg:y="13.208cm">
          <draw:image xlink:href="Pictures/10000201000001B900000121B07349902678B9BB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BBCD4F6D6941DD21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F4B320BAAAA768CD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frame draw:style-name="gr2" draw:text-style-name="P3" draw:layer="layout" svg:width="6.241cm" svg:height="3.401cm" svg:x="3.556cm" svg:y="13.871cm">
          <draw:text-box>
            <text:p><text:span text:style-name="T1">User</text:span></text:p>
          </draw:text-box>
        </draw:frame>
        <draw:custom-shape draw:style-name="gr10" draw:text-style-name="P12" draw:layer="layout" svg:width="12.446cm" svg:height="7.62cm" svg:x="1.016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2.07275301966847) translate (8.817cm 15.748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424cm" svg:height="4.178cm" svg:x="2.704cm" svg:y="13.208cm">
          <draw:image xlink:href="Pictures/10000201000001B9000001217DB96E1DAFF0F3E7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5654CDEF053BA1C4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frame draw:style-name="gr2" draw:text-style-name="P3" draw:layer="layout" svg:width="6.241cm" svg:height="3.401cm" svg:x="3.556cm" svg:y="13.871cm">
          <draw:text-box>
            <text:p><text:span text:style-name="T1">U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2.07275301966847) translate (8.817cm 15.748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424cm" svg:height="4.178cm" svg:x="2.704cm" svg:y="13.208cm">
          <draw:image xlink:href="Pictures/10000201000001B90000012142A4177FD891C4EE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C9FC9679B2F7EDE9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frame draw:style-name="gr2" draw:text-style-name="P3" draw:layer="layout" svg:width="6.241cm" svg:height="3.401cm" svg:x="3.556cm" svg:y="13.871cm">
          <draw:text-box>
            <text:p><text:span text:style-name="T1">U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1.95302343298166) translate (7.631cm 14.46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952cm" svg:height="5.952cm" svg:x="25.036cm" svg:y="5.588cm">
          <draw:image xlink:href="Pictures/10000000000000E1000000E11D71CAB03AC02C5A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1.942cm" svg:y="11.684cm">
            <draw:image xlink:href="Pictures/10000201000001B9000001211AF3110748DD620D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2.794cm" svg:y="12.347cm">
            <draw:text-box>
              <text:p><text:span text:style-name="T1">User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3.866cm" svg:height="5.588cm" draw:transform="rotate (1.78215569921141) translate (6.653cm 12.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952cm" svg:height="5.952cm" svg:x="25.036cm" svg:y="5.588cm">
          <draw:image xlink:href="Pictures/10000000000000E1000000E112513D5C1050CDD7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0.926cm" svg:y="9.284cm">
            <draw:image xlink:href="Pictures/10000201000001B900000121C762A9D618876A65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1.778cm" svg:y="9.947cm">
            <draw:text-box>
              <text:p><text:span text:style-name="T1">User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952cm" svg:height="5.952cm" svg:x="25.036cm" svg:y="5.588cm">
          <draw:image xlink:href="Pictures/10000000000000E1000000E1BCA751A279A57493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960FE13463956F2D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1.868cm" svg:y="7.407cm">
            <draw:text-box>
              <text:p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9) translate (6.097cm 10.4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952cm" svg:height="5.952cm" svg:x="25.036cm" svg:y="5.588cm">
          <draw:image xlink:href="Pictures/10000000000000E1000000E1BCA751A279A57493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mor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960FE13463956F2D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1.868cm" svg:y="7.407cm">
            <draw:text-box>
              <text:p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9) translate (6.097cm 10.4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custom-shape draw:style-name="gr4" draw:text-style-name="P5" draw:layer="layout" svg:width="10.16cm" svg:height="4.234cm" svg:x="17.526cm" svg:y="0.508cm">
          <text:p/>
          <draw:enhanced-geometry svg:viewBox="0 0 21600 21600" draw:text-areas="800 800 20800 20800" draw:type="round-rectangular-callout" draw:modifiers="8722.05491585474 38961.6056670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9.439cm" svg:height="3.401cm" svg:x="17.78cm" svg:y="0.762cm">
          <draw:text-box>
            <text:p text:style-name="P6"><text:span text:style-name="T2">Engi</text:span><text:span text:style-name="T2">ne </text:span><text:span text:style-name="T2">such </text:span><text:span text:style-name="T2">a</text:span></text:p>
            <text:p text:style-name="P7"><text:span text:style-name="T2">CPU </text:span><text:span text:style-name="T2">or </text:span><text:span text:style-name="T2">DM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952cm" svg:height="5.952cm" svg:x="25.036cm" svg:y="5.588cm">
          <draw:image xlink:href="Pictures/10000000000000E1000000E1168240D553D67F01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4733A12F03C53A23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1.868cm" svg:y="7.407cm">
            <draw:text-box>
              <text:p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9) translate (6.097cm 10.4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custom-shape draw:style-name="gr7" draw:text-style-name="P9" draw:layer="layout" svg:width="5.842cm" svg:height="5.588cm" svg:x="18.842cm" svg:y="5.84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25cm" svg:height="5.25cm" svg:x="19.434cm" svg:y="5.842cm">
          <draw:image xlink:href="Pictures/100002010000020000000200ADAE5525A9E94DC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952cm" svg:height="5.952cm" svg:x="25.036cm" svg:y="5.588cm">
          <draw:image xlink:href="Pictures/10000000000000E1000000E1C8107F3C3DC78E6D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1AF3110748DD620D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1.868cm" svg:y="7.407cm">
            <draw:text-box>
              <text:p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9) translate (6.097cm 10.4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custom-shape draw:style-name="gr8" draw:text-style-name="P10" draw:layer="layout" svg:width="5.842cm" svg:height="5.588cm" svg:x="18.842cm" svg:y="5.84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25cm" svg:height="5.25cm" svg:x="19.434cm" svg:y="5.842cm">
          <draw:image xlink:href="Pictures/100002010000020000000200ADAE5525A9E94DC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952cm" svg:height="5.952cm" svg:x="25.036cm" svg:y="5.588cm">
          <draw:image xlink:href="Pictures/10000000000000E1000000E1AA18A63D5C190276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85228862061D887A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1.868cm" svg:y="7.407cm">
            <draw:text-box>
              <text:p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9) translate (6.097cm 10.4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custom-shape draw:style-name="gr9" draw:text-style-name="P11" draw:layer="layout" svg:width="5.842cm" svg:height="5.588cm" svg:x="18.842cm" svg:y="5.84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25cm" svg:height="5.25cm" svg:x="19.433cm" svg:y="5.841cm">
          <draw:image xlink:href="Pictures/100002010000020000000200ADAE5525A9E94DC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707963267949) translate (18.842cm 10.724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952cm" svg:height="5.952cm" svg:x="25.036cm" svg:y="5.588cm">
          <draw:image xlink:href="Pictures/10000000000000E1000000E18392C76BC03C91E5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7DB96E1DAFF0F3E7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1.868cm" svg:y="7.407cm">
            <draw:text-box>
              <text:p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9) translate (6.097cm 10.4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custom-shape draw:style-name="gr10" draw:text-style-name="P12" draw:layer="layout" svg:width="5.842cm" svg:height="5.588cm" svg:x="18.842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477cm" svg:height="7.478cm" draw:transform="rotate (-1.56503674026332) translate (19.0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5.952cm" svg:height="5.952cm" svg:x="25.036cm" svg:y="5.588cm">
          <draw:image xlink:href="Pictures/10000000000000E1000000E1417CD586804FD861.png" xlink:type="simple" xlink:show="embed" xlink:actuate="onLoad">
            <text:p/>
          </draw:image>
        </draw:frame>
        <draw:frame draw:style-name="gr2" draw:text-style-name="P3" draw:layer="layout" svg:width="6.241cm" svg:height="3.401cm" svg:x="12.6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08D24C598B4E2859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1.868cm" svg:y="7.407cm">
            <draw:text-box>
              <text:p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9) translate (6.097cm 10.4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477cm" svg:height="7.478cm" draw:transform="rotate (-1.56503674026332) translate (19.4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5.952cm" svg:height="5.952cm" svg:x="24.736cm" svg:y="5.588cm">
          <draw:image xlink:href="Pictures/10000000000000E1000000E1B2B9F65395628BA7.png" xlink:type="simple" xlink:show="embed" xlink:actuate="onLoad">
            <text:p/>
          </draw:image>
        </draw:frame>
        <draw:frame draw:style-name="gr2" draw:text-style-name="P3" draw:layer="layout" svg:width="6.241cm" svg:height="3.401cm" svg:x="13.0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1.416cm" svg:y="6.744cm">
            <draw:image xlink:href="Pictures/10000201000001B9000001213F021773303A26DA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2.268cm" svg:y="7.407cm">
            <draw:text-box>
              <text:p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9) translate (6.497cm 10.4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477cm" svg:height="7.478cm" draw:transform="rotate (-1.56503674026332) translate (19.9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5.952cm" svg:height="5.952cm" svg:x="24.636cm" svg:y="5.588cm">
          <draw:image xlink:href="Pictures/10000000000000E1000000E1C8107F3C3DC78E6D.png" xlink:type="simple" xlink:show="embed" xlink:actuate="onLoad">
            <text:p/>
          </draw:image>
        </draw:frame>
        <draw:frame draw:style-name="gr2" draw:text-style-name="P3" draw:layer="layout" svg:width="6.241cm" svg:height="3.401cm" svg:x="13.5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1.916cm" svg:y="6.744cm">
            <draw:image xlink:href="Pictures/10000201000001B9000001211AF3110748DD620D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2.768cm" svg:y="7.407cm">
            <draw:text-box>
              <text:p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9) translate (6.997cm 10.4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477cm" svg:height="7.478cm" draw:transform="rotate (-1.56503674026332) translate (20.9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5.952cm" svg:height="5.952cm" svg:x="24.636cm" svg:y="5.588cm">
          <draw:image xlink:href="Pictures/10000000000000E1000000E10C55DE8AC364C3AB.png" xlink:type="simple" xlink:show="embed" xlink:actuate="onLoad">
            <text:p/>
          </draw:image>
        </draw:frame>
        <draw:frame draw:style-name="gr2" draw:text-style-name="P3" draw:layer="layout" svg:width="6.241cm" svg:height="3.401cm" svg:x="14.5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2.916cm" svg:y="6.744cm">
            <draw:image xlink:href="Pictures/10000201000001B9000001217DB96E1DAFF0F3E7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3.768cm" svg:y="7.407cm">
            <draw:text-box>
              <text:p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9) translate (7.997cm 10.4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477cm" svg:height="7.478cm" draw:transform="rotate (-1.56503674026332) translate (22.1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5.952cm" svg:height="5.952cm" svg:x="24.036cm" svg:y="5.588cm">
          <draw:image xlink:href="Pictures/10000000000000E1000000E15460A7D3947B061A.png" xlink:type="simple" xlink:show="embed" xlink:actuate="onLoad">
            <text:p/>
          </draw:image>
        </draw:frame>
        <draw:frame draw:style-name="gr2" draw:text-style-name="P3" draw:layer="layout" svg:width="6.241cm" svg:height="3.401cm" svg:x="15.701cm" svg:y="7.013cm">
          <draw:text-box>
            <text:p><text:span text:style-name="T1">Me</text:span><text:span text:style-name="T1">mor</text:span><text:span text:style-name="T1">y</text:span></text:p>
          </draw:text-box>
        </draw:frame>
        <draw:g>
          <draw:frame draw:style-name="gr1" draw:text-style-name="P2" draw:layer="layout" svg:width="5.424cm" svg:height="4.178cm" svg:x="4.116cm" svg:y="6.744cm">
            <draw:image xlink:href="Pictures/10000201000001B9000001217DB96E1DAFF0F3E7.png" xlink:type="simple" xlink:show="embed" xlink:actuate="onLoad">
              <text:p/>
            </draw:image>
          </draw:frame>
          <draw:frame draw:style-name="gr11" draw:text-style-name="P3" draw:layer="layout" svg:width="3.81cm" svg:height="2.385cm" svg:x="4.968cm" svg:y="7.407cm">
            <draw:text-box>
              <text:p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9) translate (9.197cm 10.47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5.952cm" svg:height="5.952cm" svg:x="23.936cm" svg:y="5.588cm">
          <draw:image xlink:href="Pictures/10000000000000E1000000E1B2B9F65395628BA7.png" xlink:type="simple" xlink:show="embed" xlink:actuate="onLoad">
            <text:p/>
          </draw:image>
        </draw:frame>
        <draw:frame draw:style-name="gr1" draw:text-style-name="P2" draw:layer="layout" svg:width="7.477cm" svg:height="7.478cm" draw:transform="rotate (-1.56503674026332) translate (24.847cm 4.742cm)">
          <draw:image xlink:href="Pictures/1000114700001D3600001D37410BD0A14B61CF2E.svg" xlink:type="simple" xlink:show="embed" xlink:actuate="onLoad">
            <text:p/>
          </draw:image>
          <draw:image xlink:href="Pictures/100002010000011B0000011B2137E1D4B49C40FD.png" xlink:type="simple" xlink:show="embed" xlink:actuate="onLoad"/>
        </draw:frame>
        <draw:frame draw:style-name="gr1" draw:text-style-name="P2" draw:layer="layout" svg:width="3.866cm" svg:height="5.588cm" draw:transform="rotate (1.54915424407017) translate (11.538cm 10.293cm)">
          <draw:image xlink:href="Pictures/100006C300001F6B0000204D3A420281FB3ADCA9.svg" xlink:type="simple" xlink:show="embed" xlink:actuate="onLoad">
            <text:p/>
          </draw:image>
          <draw:image xlink:href="Pictures/10000201000001300000013970445317311CF6BD.png" xlink:type="simple" xlink:show="embed" xlink:actuate="onLoad"/>
        </draw:frame>
        <draw:frame draw:style-name="gr1" draw:text-style-name="P2" draw:layer="layout" svg:width="5.424cm" svg:height="4.178cm" svg:x="6.26cm" svg:y="6.49cm">
          <draw:image xlink:href="Pictures/10000201000001B900000121C762A9D618876A65.png" xlink:type="simple" xlink:show="embed" xlink:actuate="onLoad">
            <text:p/>
          </draw:image>
        </draw:frame>
        <draw:frame draw:style-name="gr2" draw:text-style-name="P14" draw:layer="layout" svg:width="6.241cm" svg:height="3.401cm" svg:x="18.143cm" svg:y="7.112cm">
          <draw:text-box>
            <text:p><text:span text:style-name="T3">Net</text:span><text:span text:style-name="T3">mor</text:span><text:span text:style-name="T3">y</text:span></text:p>
          </draw:text-box>
        </draw:frame>
        <draw:frame draw:style-name="gr2" draw:text-style-name="P3" draw:layer="layout" svg:width="6.241cm" svg:height="3.401cm" svg:x="7.112cm" svg:y="7.112cm">
          <draw:text-box>
            <text:p><text:span text:style-name="T1">U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1" svg:font-family="arial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66ffff" draw:end-color="#00ffff" draw:start-intensity="100%" draw:end-intensity="100%" draw:angle="300" draw:border="0%"/>
    <draw:gradient draw:name="Gradient_20_11" draw:display-name="Gradient 11" draw:style="linear" draw:start-color="#66ffff" draw:end-color="#0000cc" draw:start-intensity="100%" draw:end-intensity="100%" draw:angle="300" draw:border="0%"/>
    <draw:gradient draw:name="Gradient_20_12" draw:display-name="Gradient 12" draw:style="linear" draw:start-color="#66ffff" draw:end-color="#83caff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ffffff" draw:end-color="#00ffff" draw:start-intensity="100%" draw:end-intensity="100%" draw:angle="300" draw:border="0%"/>
    <draw:gradient draw:name="Gradient_20_9" draw:display-name="Gradient 9" draw:style="linear" draw:start-color="#6666ff" draw:end-color="#00ffff" draw:start-intensity="100%" draw:end-intensity="100%" draw:angle="300" draw:border="0%"/>
    <draw:gradient draw:name="Tango_20_Green" draw:display-name="Tango Green" draw:style="linear" draw:start-color="#8ae234" draw:end-color="#00ffff" draw:start-intensity="100%" draw:end-intensity="100%" draw:angle="3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7" draw:fill-hatch-name="Hatch_20_1" draw:fill-image-name="Bitmape_20_1" draw:opacity="100%" draw:shadow="hidden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1" fo:font-size="3pt" fo:letter-spacing="normal" fo:font-style="normal" style:text-underline-style="none" fo:font-weight="normal" style:font-size-asian="3pt" style:font-style-asian="normal" style:font-weight-asian="normal" style:font-size-complex="3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fc" draw:style-name="Mgr3" draw:text-style-name="MP6" draw:layer="backgroundobjects" svg:width="33.866cm" svg:height="0.674cm" svg:x="0cm" svg:y="18.323cm">
        <text:p text:style-name="MP5"><text:span text:style-name="MT2">---</text:span><text:span text:style-name="MT3">.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7"><text:span text:style-name="MT4">Cli</text:span><text:span text:style-name="MT4">ck </text:span><text:span text:style-name="MT4">to </text:span><text:span text:style-name="MT4">ed</text:span><text:span text:style-name="MT4">it </text:span><text:span text:style-name="MT4">th</text:span><text:span text:style-name="MT4">e </text:span><text:span text:style-name="MT4">titl</text:span><text:span text:style-name="MT4">e </text:span><text:span text:style-name="MT4">te</text:span><text:span text:style-name="MT4">xt </text:span><text:span text:style-name="MT4">for</text:span><text:span text:style-name="MT4">m</text:span><text:span text:style-name="MT4">at</text:span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ti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2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5"><text:date style:data-style-name="D1" text:date-value="2018-05-18">5/18/18</text:date></text:span></text:p>
        </draw:text-box>
      </draw:frame>
      <draw:frame draw:name="Footer Placeholder 4" presentation:style-name="Mpr2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619cm" svg:height="1.013cm" svg:x="23.918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draw:custom-shape draw:name="fc" draw:style-name="Mgr3" draw:text-style-name="MP6" draw:layer="backgroundobjects" svg:width="33.866cm" svg:height="0.801cm" svg:x="0cm" svg:y="18.323cm">
        <text:p text:style-name="MP5"><text:span text:style-name="MT2">...</text:span></text:p>
        <text:p text:style-name="MP5"><text:span text:style-name="MT3">.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5-18T21:50:16.679019052</dc:date>
    <meta:editing-duration>PT2H31M36S</meta:editing-duration>
    <meta:editing-cycles>46</meta:editing-cycles>
    <meta:document-statistic meta:object-count="299"/>
  </office:meta>
</office:document-meta>
</file>